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33333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2916666666666665in" fo:break-before="auto" style:use-optimal-row-height="true"/>
    </style:style>
    <style:style style:name="ro3" style:family="table-row">
      <style:table-row-properties style:row-height="1.4583333333333333in" fo:break-before="auto" style:use-optimal-row-height="true"/>
    </style:style>
    <style:style style:name="ro4" style:family="table-row">
      <style:table-row-properties style:row-height="1.875in" fo:break-before="auto" style:use-optimal-row-height="true"/>
    </style:style>
    <style:style style:name="ro5" style:family="table-row">
      <style:table-row-properties style:row-height="0.8333333333333334in" fo:break-before="auto" style:use-optimal-row-height="true"/>
    </style:style>
    <style:style style:name="ro6" style:family="table-row">
      <style:table-row-properties style:row-height="1.0416666666666667in" fo:break-before="auto" style:use-optimal-row-height="true"/>
    </style:style>
    <style:style style:name="ro7" style:family="table-row">
      <style:table-row-properties style:row-height="0.625in" fo:break-before="auto" style:use-optimal-row-height="true"/>
    </style:style>
    <style:style style:name="ro8" style:family="table-row">
      <style:table-row-properties style:row-height="1.25in" fo:break-before="auto" style:use-optimal-row-height="true"/>
    </style:style>
    <style:style style:name="ro9" style:family="table-row">
      <style:table-row-properties style:row-height="1.6666666666666667in" fo:break-before="auto" style:use-optimal-row-height="true"/>
    </style:style>
    <style:style style:name="ro10" style:family="table-row">
      <style:table-row-properties style:row-height="0.4166666666666667in" fo:break-before="auto" style:use-optimal-row-height="true"/>
    </style:style>
    <style:style style:name="ro11" style:family="table-row">
      <style:table-row-properties style:row-height="2.0833333333333335in" fo:break-before="auto" style:use-optimal-row-height="true"/>
    </style:style>
    <style:style style:name="ro12" style:family="table-row">
      <style:table-row-properties style:row-height="0.53125in" fo:break-before="auto" style:use-optimal-row-height="true"/>
    </style:style>
    <style:style style:name="ro13" style:family="table-row">
      <style:table-row-properties style:row-height="0.20833333333333334in" fo:break-before="auto" style:use-optimal-row-height="true"/>
    </style:style>
    <style:style style:name="ro14" style:family="table-row">
      <style:table-row-properties style:row-height="0.3541666666666667in" fo:break-before="auto" style:use-optimal-row-height="true"/>
    </style:style>
    <style:style style:name="ro15" style:family="table-row">
      <style:table-row-properties style:row-height="0.17708333333333334in" fo:break-before="auto" style:use-optimal-row-height="true"/>
    </style:style>
    <style:style style:name="ro16" style:family="table-row">
      <style:table-row-properties style:row-height="0.8854166666666666in" fo:break-before="auto" style:use-optimal-row-height="true"/>
    </style:style>
    <style:style style:name="ro17" style:family="table-row">
      <style:table-row-properties style:row-height="2.5in" fo:break-before="auto" style:use-optimal-row-height="true"/>
    </style:style>
    <style:style style:name="ro18" style:family="table-row">
      <style:table-row-properties style:row-height="3.125in" fo:break-before="auto" style:use-optimal-row-height="true"/>
    </style:style>
    <style:style style:name="ro19" style:family="table-row">
      <style:table-row-properties style:row-height="0.7083333333333334in" fo:break-before="auto" style:use-optimal-row-height="true"/>
    </style:style>
    <style:style style:name="ro20" style:family="table-row">
      <style:table-row-properties style:row-height="2.7083333333333335in" fo:break-before="auto" style:use-optimal-row-height="true"/>
    </style:style>
    <style:style style:name="ro21" style:family="table-row">
      <style:table-row-properties style:row-height="2.9166666666666665in" fo:break-before="auto" style:use-optimal-row-height="true"/>
    </style:style>
    <style:style style:name="ro22" style:family="table-row">
      <style:table-row-properties style:row-height="3.3333333333333335in" fo:break-before="auto" style:use-optimal-row-height="true"/>
    </style:style>
    <style:style style:name="ro23" style:family="table-row">
      <style:table-row-properties style:row-height="3.5416666666666665in" fo:break-before="auto" style:use-optimal-row-height="true"/>
    </style:style>
    <style:style style:name="ro24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3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3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  <table:table-row table:style-name="ro5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6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7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8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7">
          <table:table-cell table:style-name="ce21" office:value-type="float" office:value="30317">
            <text:p>1983-01-01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8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3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6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6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9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6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5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8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7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3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8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7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5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6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8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6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10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6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6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7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6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3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8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5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7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8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11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9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1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7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6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9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6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7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7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7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8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6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5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11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5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10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8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6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4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6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3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9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3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6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5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6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8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5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3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9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8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8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8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6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10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8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5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10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8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3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10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3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6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3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5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7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6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5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7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8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5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5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6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7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9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5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3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7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9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5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6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3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8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7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3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3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7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7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3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10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7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10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13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10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13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10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10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10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10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5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10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6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7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7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6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5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10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7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3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7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9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5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5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9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7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7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7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3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6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5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5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8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5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7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8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7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13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10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13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5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5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－女公安官ケイト－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7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10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5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8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5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7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5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6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13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8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10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3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13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5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3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7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8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6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7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5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</text:p>
          </table:table-cell>
        </table:table-row>
        <table:table-row table:style-name="ro10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8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7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5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9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13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6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7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8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7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7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8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5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13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7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7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7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10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7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6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7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7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5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13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7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10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3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7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7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10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5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7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6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6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5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8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6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7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13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6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8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10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10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7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8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6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5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5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6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6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5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8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13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7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10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7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13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6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13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7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7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5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6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7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6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5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5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9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7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7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7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10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9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8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7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7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5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10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5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10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7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10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6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5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10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6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13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10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8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3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7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6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6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3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8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10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6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5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3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5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6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5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10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6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6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5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7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6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5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13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5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5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5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8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5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14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5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5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7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5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14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5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7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5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6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9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5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5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6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7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8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10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7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5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5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8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13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13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13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10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9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3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7">
          <table:table-cell table:style-name="ce21" office:value-type="float" office:value="35762">
            <text:p>1997-11-28</text:p>
          </table:table-cell>
          <table:table-cell table:style-name="ce22" office:value-type="string">
            <text:p>遺作 惨劇一「里香」</text:p>
          </table:table-cell>
        </table:table-row>
        <table:table-row table:style-name="ro5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8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10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9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5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5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10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6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15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10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9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5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5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7">
          <table:table-cell table:style-name="ce21" office:value-type="float" office:value="35853">
            <text:p>1998-02-27</text:p>
          </table:table-cell>
          <table:table-cell table:style-name="ce22" office:value-type="string">
            <text:p>遺作 惨劇二「琴未」</text:p>
          </table:table-cell>
        </table:table-row>
        <table:table-row table:style-name="ro15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5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10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5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9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6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6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9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7">
          <table:table-cell table:style-name="ce21" office:value-type="float" office:value="35944">
            <text:p>1998-05-29</text:p>
          </table:table-cell>
          <table:table-cell table:style-name="ce22" office:value-type="string">
            <text:p>遺作 惨劇三「美由紀」</text:p>
          </table:table-cell>
        </table:table-row>
        <table:table-row table:style-name="ro5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10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5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10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13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7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10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5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6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5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10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5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6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10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7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5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6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7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9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5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7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10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6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7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5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11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5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10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6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5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5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5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7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7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5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4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5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5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7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7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5">
          <table:table-cell table:style-name="ce21" office:value-type="float" office:value="36245">
            <text:p>1999-03-26</text:p>
          </table:table-cell>
          <table:table-cell table:style-name="ce22" office:value-type="string">
            <text:p>遺作 惨劇之終劇「罪と罰」</text:p>
          </table:table-cell>
        </table:table-row>
        <table:table-row table:style-name="ro5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7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9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10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7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5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7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5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7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10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6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5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8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10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5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7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7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5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7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7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10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10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8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5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6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7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7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10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10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10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6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6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5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10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6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10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7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7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5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5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7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10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10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7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10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10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10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7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8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5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7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5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6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7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5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7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10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7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6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7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1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6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7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8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7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13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10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6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6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8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9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5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10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10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7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7">
          <table:table-cell table:style-name="ce21" office:value-type="float" office:value="36721">
            <text:p>2000-07-14</text:p>
          </table:table-cell>
          <table:table-cell table:style-name="ce22" office:value-type="string">
            <text:p>となりのお姉さん 前編</text:p>
          </table:table-cell>
        </table:table-row>
        <table:table-row table:style-name="ro10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5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7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10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5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7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9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6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3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3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13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10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8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6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7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7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15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7">
          <table:table-cell table:style-name="ce21" office:value-type="float" office:value="36812">
            <text:p>2000-10-13</text:p>
          </table:table-cell>
          <table:table-cell table:style-name="ce22" office:value-type="string">
            <text:p>となりのお姉さん 後編</text:p>
          </table:table-cell>
        </table:table-row>
        <table:table-row table:style-name="ro5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10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5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8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5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10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10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7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10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6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8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5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6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6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9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10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13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10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5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10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6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10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5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3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7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5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7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3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10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7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6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10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10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10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5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遺作～Respect～ 第一幕「恥辱の牢獄」</text:p>
          </table:table-cell>
        </table:table-row>
        <table:table-row table:style-name="ro5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10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13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7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5">
          <table:table-cell table:style-name="ce21" office:value-type="float" office:value="36966">
            <text:p>2001-03-16</text:p>
          </table:table-cell>
          <table:table-cell table:style-name="ce22" office:value-type="string">
            <text:p>トレス・マリアス 3人の聖処女 前編</text:p>
          </table:table-cell>
        </table:table-row>
        <table:table-row table:style-name="ro10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13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7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10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5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6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3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6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7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10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13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10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5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15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6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5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3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6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7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13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3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10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10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8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8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1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15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5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7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6">
          <table:table-cell table:style-name="ce21" office:value-type="float" office:value="37036">
            <text:p>2001-05-25</text:p>
          </table:table-cell>
          <table:table-cell table:style-name="ce22" office:value-type="string">
            <text:p>遺作～Respect～ 第二幕「牝の芳香」</text:p>
          </table:table-cell>
        </table:table-row>
        <table:table-row table:style-name="ro7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6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7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10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13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10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8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5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1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7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5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10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13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4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7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5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15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7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9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7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7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10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9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6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4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10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5">
          <table:table-cell table:style-name="ce21" office:value-type="float" office:value="37113">
            <text:p>2001-08-10</text:p>
          </table:table-cell>
          <table:table-cell table:style-name="ce22" office:value-type="string">
            <text:p>トレス・マリアス 3人の聖処女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10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6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1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3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5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7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6">
          <table:table-cell table:style-name="ce21" office:value-type="float" office:value="37127">
            <text:p>2001-08-24</text:p>
          </table:table-cell>
          <table:table-cell table:style-name="ce22" office:value-type="string">
            <text:p>遺作～Respect～ 第三幕「快楽の果て」</text:p>
          </table:table-cell>
        </table:table-row>
        <table:table-row table:style-name="ro7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5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7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8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7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5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7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7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10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5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4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13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10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6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10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7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6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8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7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16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5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3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4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4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9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7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5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7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10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5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7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5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13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5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6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3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4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6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7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7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10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1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7">
          <table:table-cell table:style-name="ce21" office:value-type="float" office:value="37239">
            <text:p>2001-12-14</text:p>
          </table:table-cell>
          <table:table-cell table:style-name="ce22" office:value-type="string">
            <text:p>エンジェルブレイド 1</text:p>
          </table:table-cell>
        </table:table-row>
        <table:table-row table:style-name="ro9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10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5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7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5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5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9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5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4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10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5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3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13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10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7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8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10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7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9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7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7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7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13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1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9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3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7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5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5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10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7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10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13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10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6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5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3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4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8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6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7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10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4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7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10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7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10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7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3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9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7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6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7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7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7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7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10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8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3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8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5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6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5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7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6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6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5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13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10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10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3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10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6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7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3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7">
          <table:table-cell table:style-name="ce21" office:value-type="float" office:value="37442">
            <text:p>2002-07-05</text:p>
          </table:table-cell>
          <table:table-cell table:style-name="ce22" office:value-type="string">
            <text:p>エンジェルブレイド 2</text:p>
          </table:table-cell>
        </table:table-row>
        <table:table-row table:style-name="ro7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8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5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6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5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6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7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8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7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7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5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7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10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7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6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8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5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3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5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8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4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6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5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5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5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5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5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7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10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4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5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3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10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8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7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7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8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17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8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7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10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5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6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5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7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8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5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7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7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5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7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5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5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7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8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10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6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3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3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8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6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5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5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7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9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7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5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6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10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5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7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13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5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6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7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5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3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5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10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10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7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7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14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15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13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3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5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10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5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5">
          <table:table-cell table:style-name="ce21" office:value-type="float" office:value="37701">
            <text:p>2003-03-21</text:p>
          </table:table-cell>
          <table:table-cell table:style-name="ce22" office:value-type="string">
            <text:p>幻夢館 愛欲と凌辱の淫罪 上巻</text:p>
          </table:table-cell>
        </table:table-row>
        <table:table-row table:style-name="ro8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6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3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5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7">
          <table:table-cell table:style-name="ce21" office:value-type="float" office:value="37722">
            <text:p>2003-04-11</text:p>
          </table:table-cell>
          <table:table-cell table:style-name="ce22" office:value-type="string">
            <text:p>エンジェルブレイド 3</text:p>
          </table:table-cell>
        </table:table-row>
        <table:table-row table:style-name="ro13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7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14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10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5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10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5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5">
          <table:table-cell table:style-name="ce21" office:value-type="float" office:value="37763">
            <text:p>2003-05-22</text:p>
          </table:table-cell>
          <table:table-cell table:style-name="ce22" office:value-type="string">
            <text:p>幻夢館 愛欲と凌辱の淫罪 下巻</text:p>
          </table:table-cell>
        </table:table-row>
        <table:table-row table:style-name="ro7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8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6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3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5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10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9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10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10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5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7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5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8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6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14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7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8">
          <table:table-cell table:style-name="ce21" office:value-type="float" office:value="37799">
            <text:p>2003-06-27</text:p>
          </table:table-cell>
          <table:table-cell table:style-name="ce22" office:value-type="string">
            <text:p>妻みぐい chance.1「わたしとえっち、してみる？」</text:p>
          </table:table-cell>
        </table:table-row>
        <table:table-row table:style-name="ro10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7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5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10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5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6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4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18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10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7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6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5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11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妻みぐい chance.2「わたしと恋、してみる？」</text:p>
          </table:table-cell>
        </table:table-row>
        <table:table-row table:style-name="ro17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5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3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8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10">
          <table:table-cell table:style-name="ce21" office:value-type="float" office:value="37860">
            <text:p>2003-08-27</text:p>
          </table:table-cell>
          <table:table-cell table:style-name="ce22" office:value-type="string">
            <text:p>女狼狂濡01 妄獣篇</text:p>
          </table:table-cell>
        </table:table-row>
        <table:table-row table:style-name="ro7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10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10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7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3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7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8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7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5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10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6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5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5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8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7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10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7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8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10">
          <table:table-cell table:style-name="ce21" office:value-type="float" office:value="37946">
            <text:p>2003-11-21</text:p>
          </table:table-cell>
          <table:table-cell table:style-name="ce22" office:value-type="string">
            <text:p>女狼狂濡02 濡婦篇</text:p>
          </table:table-cell>
        </table:table-row>
        <table:table-row table:style-name="ro8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7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6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5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19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7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3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10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5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0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6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10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4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10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10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8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8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11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6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5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5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5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10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10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14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7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7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6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5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8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7">
          <table:table-cell table:style-name="ce21" office:value-type="float" office:value="38044">
            <text:p>2004-02-27</text:p>
          </table:table-cell>
          <table:table-cell table:style-name="ce22" office:value-type="string">
            <text:p>制服処女 collection.1</text:p>
          </table:table-cell>
        </table:table-row>
        <table:table-row table:style-name="ro3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6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10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5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8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10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19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7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5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6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10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5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7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5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5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6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3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10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10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8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7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8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制服処女 collection.2</text:p>
          </table:table-cell>
        </table:table-row>
        <table:table-row table:style-name="ro5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5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15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14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7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4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3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3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10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10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5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3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5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11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7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7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7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10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5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5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6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5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3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5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8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7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13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13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4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4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7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3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10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8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5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5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7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7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5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6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8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7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7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5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5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3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7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6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3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6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5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6">
          <table:table-cell table:style-name="ce21" office:value-type="float" office:value="38350">
            <text:p>2004-12-29</text:p>
          </table:table-cell>
          <table:table-cell table:style-name="ce22" office:value-type="string">
            <text:p>エンジェルブレイド パニッシュ！1</text:p>
          </table:table-cell>
        </table:table-row>
        <table:table-row table:style-name="ro13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14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4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6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3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13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8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5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5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7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7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5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5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3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3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8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10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8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6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7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4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6">
          <table:table-cell table:style-name="ce21" office:value-type="float" office:value="38485">
            <text:p>2005-05-13</text:p>
          </table:table-cell>
          <table:table-cell table:style-name="ce22" office:value-type="string">
            <text:p>エンジェルブレイド パニッシュ！2</text:p>
          </table:table-cell>
        </table:table-row>
        <table:table-row table:style-name="ro13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7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8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10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6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7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4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9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10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8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10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6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4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10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3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8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10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7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8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6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6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7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6">
          <table:table-cell table:style-name="ce21" office:value-type="float" office:value="38604">
            <text:p>2005-09-09</text:p>
          </table:table-cell>
          <table:table-cell table:style-name="ce22" office:value-type="string">
            <text:p>エンジェルブレイド パニッシュ！3</text:p>
          </table:table-cell>
        </table:table-row>
        <table:table-row table:style-name="ro10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7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3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7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13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7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7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6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8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5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5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10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5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5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4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5">
          <table:table-cell table:style-name="ce21" office:value-type="float" office:value="38695">
            <text:p>2005-12-09</text:p>
          </table:table-cell>
          <table:table-cell table:style-name="ce22" office:value-type="string">
            <text:p>人妻かすみさん 前編　過ちの夜</text:p>
          </table:table-cell>
        </table:table-row>
        <table:table-row table:style-name="ro7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5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9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10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10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5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13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7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6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5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7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10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7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5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5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7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4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5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8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6">
          <table:table-cell table:style-name="ce21" office:value-type="float" office:value="38821">
            <text:p>2006-04-14</text:p>
          </table:table-cell>
          <table:table-cell table:style-name="ce22" office:value-type="string">
            <text:p>人妻かすみさん 後編　確かめ合う気持ち</text:p>
          </table:table-cell>
        </table:table-row>
        <table:table-row table:style-name="ro13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3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3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8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13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8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10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6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10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3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4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7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5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13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8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7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10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8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3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6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10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6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4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6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10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7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8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5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13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8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10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7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6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8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6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9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8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13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6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5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6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7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10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4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6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8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5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8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5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8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10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6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7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8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4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3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10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8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7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5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7">
          <table:table-cell table:style-name="ce21" office:value-type="float" office:value="39138">
            <text:p>2007-02-25</text:p>
          </table:table-cell>
          <table:table-cell table:style-name="ce22" office:value-type="string">
            <text:p>洗濯屋しんちゃん 第1話</text:p>
          </table:table-cell>
        </table:table-row>
        <table:table-row table:style-name="ro5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7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4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9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13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9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5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5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7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9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10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4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8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7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3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10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4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8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洗濯屋しんちゃん 第2話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魔界天使ジブリール EPISODE2 VOL.1</text:p>
          </table:table-cell>
        </table:table-row>
        <table:table-row table:style-name="ro6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10">
          <table:table-cell table:style-name="ce21" office:value-type="float" office:value="39241">
            <text:p>2007-06-08</text:p>
          </table:table-cell>
          <table:table-cell table:style-name="ce22" office:value-type="string">
            <text:p>一寸法師 前編</text:p>
          </table:table-cell>
        </table:table-row>
        <table:table-row table:style-name="ro4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10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6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13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4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5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9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5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8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5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7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13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8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6">
          <table:table-cell table:style-name="ce21" office:value-type="float" office:value="39290">
            <text:p>2007-07-27</text:p>
          </table:table-cell>
          <table:table-cell table:style-name="ce22" office:value-type="string">
            <text:p>魔界天使ジブリール EPISODE2 VOL.2</text:p>
          </table:table-cell>
        </table:table-row>
        <table:table-row table:style-name="ro4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7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8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8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10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9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10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3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5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5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7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6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8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3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10">
          <table:table-cell table:style-name="ce21" office:value-type="float" office:value="39339">
            <text:p>2007-09-14</text:p>
          </table:table-cell>
          <table:table-cell table:style-name="ce22" office:value-type="string">
            <text:p>一寸法師 後編</text:p>
          </table:table-cell>
        </table:table-row>
        <table:table-row table:style-name="ro8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10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4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魔界天使ジブリール EPISODE2 VOL.3</text:p>
          </table:table-cell>
        </table:table-row>
        <table:table-row table:style-name="ro13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5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5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10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7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4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3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5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10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3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10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6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8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6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6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10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8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13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8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4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7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6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10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6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5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10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4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6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3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10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5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5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17">
          <table:table-cell table:style-name="ce21" office:value-type="float" office:value="39535">
            <text:p>2008-03-28</text:p>
          </table:table-cell>
          <table:table-cell table:style-name="ce22" office:value-type="string">
            <text:p>花粉少女注意報！～THE ANIMATION～ ATTACK NO.1「みんなでエッチになっちゃえ☆やっちゃえ♪」</text:p>
          </table:table-cell>
        </table:table-row>
        <table:table-row table:style-name="ro7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7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6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3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8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5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6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10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4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17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8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5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6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7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7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8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10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3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17">
          <table:table-cell table:style-name="ce21" office:value-type="float" office:value="39626">
            <text:p>2008-06-27</text:p>
          </table:table-cell>
          <table:table-cell table:style-name="ce22" office:value-type="string">
            <text:p>花粉少女注意報！～THE ANIMATION～ ATTACK NO.2「ヌルヌルでドロドロが止まらないっ♪」</text:p>
          </table:table-cell>
        </table:table-row>
        <table:table-row table:style-name="ro7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6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3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8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6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5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3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10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10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5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5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3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4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17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6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10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8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6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4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5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18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8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7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8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10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5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3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17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8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10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6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5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9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10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10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5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6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18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8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6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6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10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9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界天使ジブリール EPISODE2 VOL.4</text:p>
          </table:table-cell>
        </table:table-row>
        <table:table-row table:style-name="ro5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6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6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8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8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7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7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3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8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7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9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5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5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5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7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6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8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8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8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10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6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6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9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5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7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6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3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6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3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9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8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10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7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7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6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9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3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8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6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7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7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10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7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3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8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6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3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10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7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5">
          <table:table-cell table:style-name="ce21" office:value-type="float" office:value="40081">
            <text:p>2009-09-25</text:p>
          </table:table-cell>
          <table:table-cell table:style-name="ce22" office:value-type="string">
            <text:p>横恋母 ～Immoral Mother～ 上巻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6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10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3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6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5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6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3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7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4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3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8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5">
          <table:table-cell table:style-name="ce21" office:value-type="float" office:value="40144">
            <text:p>2009-11-27</text:p>
          </table:table-cell>
          <table:table-cell table:style-name="ce22" office:value-type="string">
            <text:p>横恋母 ～Immoral Mother～ 下巻</text:p>
          </table:table-cell>
        </table:table-row>
        <table:table-row table:style-name="ro3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10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3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3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0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7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3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3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5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10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5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10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5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5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7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8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10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10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9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3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6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8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3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10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4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3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9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8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11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5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10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5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8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8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8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10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7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17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7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5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6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8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10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5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9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8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8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9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7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10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6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9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10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8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10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3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10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5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3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8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5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3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8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9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5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3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11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10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7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10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11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3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8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5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6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14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10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7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7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8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13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11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6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10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0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8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5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6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10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13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8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7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10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8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5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6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11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8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5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3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10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5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7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8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3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3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9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0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8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5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3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13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9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5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5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3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9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3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10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10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17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9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3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7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10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3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5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3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17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8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7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6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9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5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11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5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4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9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8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6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8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11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7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9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11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3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3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8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3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17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8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3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6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9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10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5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11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8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13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5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7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4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9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3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5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7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5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8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9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3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8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5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15">
          <table:table-cell table:style-name="ce21" office:value-type="float" office:value="40872">
            <text:p>2011-11-25</text:p>
          </table:table-cell>
          <table:table-cell table:style-name="ce22" office:value-type="string">
            <text:p>school I</text:p>
          </table:table-cell>
        </table:table-row>
        <table:table-row table:style-name="ro8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6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5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3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5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10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7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8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9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5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5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8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6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5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7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4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3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8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3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7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7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6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8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11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9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10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9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5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7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3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5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11">
          <table:table-cell table:style-name="ce21" office:value-type="float" office:value="40998">
            <text:p>2012-03-30</text:p>
          </table:table-cell>
          <table:table-cell table:style-name="ce22" office:value-type="string">
            <text:p>花粉少女注意報！～THE ANIMATION～ ATTACK NO.3「女のコ何人シテるかな？」</text:p>
          </table:table-cell>
        </table:table-row>
        <table:table-row table:style-name="ro6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6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7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11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4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10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8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11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6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3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6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5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10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6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6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11">
          <table:table-cell table:style-name="ce21" office:value-type="float" office:value="41089">
            <text:p>2012-06-29</text:p>
          </table:table-cell>
          <table:table-cell table:style-name="ce22" office:value-type="string">
            <text:p>花粉少女注意報！～THE ANIMATION～ ATTACK NO.4「ドキドキ花粉少女ランド」</text:p>
          </table:table-cell>
        </table:table-row>
        <table:table-row table:style-name="ro4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10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9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6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STARLESS I 背徳の館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6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9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11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17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11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6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20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4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4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21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20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11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17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4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6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9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4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4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20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9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8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2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20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9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8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9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17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2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4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21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8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4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11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4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4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17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9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1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4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6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5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6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17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4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4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9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3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11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2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17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18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21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11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8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4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3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7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8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18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3">
          <table:table-cell table:style-name="ce21" office:value-type="float" office:value="41488">
            <text:p>2013-08-02</text:p>
          </table:table-cell>
          <table:table-cell table:style-name="ce22" office:value-type="string">
            <text:p>[Pashmina] 純情少女エトセトラ ～純情少女～</text:p>
          </table:table-cell>
        </table:table-row>
        <table:table-row table:style-name="ro3">
          <table:table-cell table:style-name="ce21" office:value-type="float" office:value="41488">
            <text:p>2013-08-02</text:p>
          </table:table-cell>
          <table:table-cell table:style-name="ce22" office:value-type="string">
            <text:p>[BOOTLEG] 本当にあった人妻不倫告白 本村陶子の場合 </text:p>
          </table:table-cell>
        </table:table-row>
        <table:table-row table:style-name="ro4">
          <table:table-cell table:style-name="ce21" office:value-type="float" office:value="41489">
            <text:p>2013-08-03</text:p>
          </table:table-cell>
          <table:table-cell table:style-name="ce22" office:value-type="string">
            <text:p>[メリージェーン] 妹ぱらだいす！2 上巻 ヒミツのヴァージンぶれいく</text:p>
          </table:table-cell>
        </table:table-row>
        <table:table-row table:style-name="ro3">
          <table:table-cell table:style-name="ce21" office:value-type="float" office:value="41509">
            <text:p>2013-08-23</text:p>
          </table:table-cell>
          <table:table-cell table:style-name="ce22" office:value-type="string">
            <text:p>[メリージェーン] 女子高生の腰つき 上巻 ビーチバレー部編</text:p>
          </table:table-cell>
        </table:table-row>
        <table:table-row table:style-name="ro9">
          <table:table-cell table:style-name="ce21" office:value-type="float" office:value="41516">
            <text:p>2013-08-30</text:p>
          </table:table-cell>
          <table:table-cell table:style-name="ce22" office:value-type="string">
            <text:p>[エンゼルフィッシュ] OVA 風輪奸山 第一巻「毒を以て毒を制す」</text:p>
          </table:table-cell>
        </table:table-row>
        <table:table-row table:style-name="ro2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不良にハメられて受精する巨乳お母さん THE ANIMATION Insert.2『じゃあね…バイバイ』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PoRO] 真 秘湯めぐり JK若女将 伊織～悔しげに羞じらい緩む身八つ口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猥褻ミサイル THE ANIMATION「うっ、また出ちゃった」</text:p>
          </table:table-cell>
        </table:table-row>
        <table:table-row table:style-name="ro17">
          <table:table-cell table:style-name="ce21" office:value-type="float" office:value="41516">
            <text:p>2013-08-30</text:p>
          </table:table-cell>
          <table:table-cell table:style-name="ce22" office:value-type="string">
            <text:p>[鈴木みら乃] RIN×SEN＋Ran→Sem Cross Mix 淫乱宗教万歳！排泄物は、莉子のお口に……編</text:p>
          </table:table-cell>
        </table:table-row>
        <table:table-row table:style-name="ro3">
          <table:table-cell table:style-name="ce21" office:value-type="float" office:value="41523">
            <text:p>2013-09-06</text:p>
          </table:table-cell>
          <table:table-cell table:style-name="ce22" office:value-type="string">
            <text:p>[130906][Milky] 催眠術ZERO kamma.2「村越学園」</text:p>
          </table:table-cell>
        </table:table-row>
        <table:table-row table:style-name="ro4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こっとんど～る]OVAそれでも妻を愛してる 第三話 嫉妬の代償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Speed] Seikou Vol. 1 せいこう！ ～幼なじみは照れくさそうに嘘をつく～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23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ピンクパイナップル家庭教師のおねえさん THE ANIMATION ～Hの偏差値あげちゃいます～ コアMIX メガ盛り オカズですよ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PoRO]ヌキどきッ！ ～天使と悪魔の搾精バトル～ 狂乳無垢天使・セラ～ドジっ娘清楚なエロ電車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鈴木みら乃]Wanna. ～SpartanSex Spermax！！！～ 中出し、媚薬、男の娘（こ）、ゲシュタルト崩壊編</text:p>
          </table:table-cell>
        </table:table-row>
        <table:table-row table:style-name="ro6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Queen Bee]OVAたゆたゆ ＃1</text:p>
          </table:table-cell>
        </table:table-row>
        <table:table-row table:style-name="ro11">
          <table:table-cell table:style-name="ce21" office:value-type="float" office:value="41551">
            <text:p>2013-10-04</text:p>
          </table:table-cell>
          <table:table-cell table:style-name="ce22" office:value-type="string">
            <text:p>[131004][メリー・ジェーン]妹ぱらだいす！2 下巻 独り占め、ヴァージンぶれいく</text:p>
          </table:table-cell>
        </table:table-row>
        <table:table-row table:style-name="ro6">
          <table:table-cell table:style-name="ce21" office:value-type="float" office:value="41565">
            <text:p>2013-10-18</text:p>
          </table:table-cell>
          <table:table-cell table:style-name="ce22" office:value-type="string">
            <text:p>[131018][Queen Bee]絶頂ロケット 発射1発目</text:p>
          </table:table-cell>
        </table:table-row>
        <table:table-row table:style-name="ro11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PoRO] 蠱惑の刻 巨乳だるまっ娘・桃子 ～濡れもげ抉る切ない肢体～</text:p>
          </table:table-cell>
        </table:table-row>
        <table:table-row table:style-name="ro9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メリー・ジェーン]女子高生の腰つき 下巻 テニス部編</text:p>
          </table:table-cell>
        </table:table-row>
        <table:table-row table:style-name="ro21">
          <table:table-cell table:style-name="ce21" office:value-type="float" office:value="41572">
            <text:p>2013-10-25</text:p>
          </table:table-cell>
          <table:table-cell table:style-name="ce22" office:value-type="string">
            <text:p>[Collaboration Works]えろげー！～Hもゲームも開発三昧～ 桃色の吐息、再び!? えっちな新作げーむは桃花三昧!!編</text:p>
          </table:table-cell>
        </table:table-row>
        <table:table-row table:style-name="ro17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欲情バズーカ THE ANIMATION 「たっぷり濃いのイッパツで！」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かがち様お慰め奉ります ～寝取られ村淫夜噺～ THE ANIMATION</text:p>
          </table:table-cell>
        </table:table-row>
        <table:table-row table:style-name="ro3">
          <table:table-cell table:style-name="ce21" office:value-type="float" office:value="41579">
            <text:p>2013-11-01</text:p>
          </table:table-cell>
          <table:table-cell table:style-name="ce22" office:value-type="string">
            <text:p>[131101][Milky蜜(Mitsu)]姦染 Ball Buster The Animation</text:p>
          </table:table-cell>
        </table:table-row>
        <table:table-row table:style-name="ro21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メリー・ジェーン]てにおはっ！～女の子だってホントはえっちだよ？～ 上巻 パワハラ・セクハラ・初体験！？</text:p>
          </table:table-cell>
        </table:table-row>
        <table:table-row table:style-name="ro6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Queen Bee]OVAたゆたゆ ＃2</text:p>
          </table:table-cell>
        </table:table-row>
        <table:table-row table:style-name="ro9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ちちのや] 鬼畜 ～母姉妹調教日記～ 第一話 二階堂奈央</text:p>
          </table:table-cell>
        </table:table-row>
        <table:table-row table:style-name="ro18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魔人]黒獣 ～気高き聖女は白濁に染まる～ カグヤ×ルー・ルー×マイア 柔肌に蠢く蟲、猛り狂う野獣達の夜編</text:p>
          </table:table-cell>
        </table:table-row>
        <table:table-row table:style-name="ro17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oRO]鬼父2 REVENGE 「～巨乳エプロンパイズリ搾りとほのぼの腹黒お漏らし◆～」</text:p>
          </table:table-cell>
        </table:table-row>
        <table:table-row table:style-name="ro20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奴隷兎とアンソニー THE ANIMATION 「Hな欲望、私が全部叶えてあげる」</text:p>
          </table:table-cell>
        </table:table-row>
        <table:table-row table:style-name="ro17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JUNK LAND THE ANIMATION 「まじめな彼女と…思ってた？」</text:p>
          </table:table-cell>
        </table:table-row>
        <table:table-row table:style-name="ro8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ZIZ]対魔忍ユキカゼ ＃01 ユキカゼ編</text:p>
          </table:table-cell>
        </table:table-row>
        <table:table-row table:style-name="ro3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ashminaＡ］初×初シンドローム かくしデレ＃3</text:p>
          </table:table-cell>
        </table:table-row>
        <table:table-row table:style-name="ro15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18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Hills]姫騎士オリヴィア 調教01 「このケダモノっ。たとえこの身が汚されようと、絶対にあなたのモノにはならないっ」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メリー・ジェーン]虜ノ契 ～家族のために身体を差し出す姉と妹～ 上巻 恥辱の契約</text:p>
          </table:table-cell>
        </table:table-row>
        <table:table-row table:style-name="ro6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ちちのや]ナイショの若菜さん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15">
          <table:table-cell table:style-name="ce24" office:value-type="string">
            <text:p>https://docs.google.com/spreadsheet/ccc?key=0AjOHlgjkXl6HdFgwS1ducEljUFRnZGRrWXVzWnZsZHc&amp;usp=sharing</text:p>
          </table:table-cell>
        </table:table-row>
        <table:table-row table:style-name="ro12">
          <table:table-cell table:style-name="ce22" office:value-type="string">
            <text:p>https://github.com/wotupset/jphanime_dat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